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ers per</text:p>
          </table:table-cell>
          <table:table-cell table:formula="of:=[.D5]/[.B5]" office:value-type="float" office:value="0.15" calcext:value-type="float">
            <text:p>0.15</text:p>
          </table:table-cell>
          <table:table-cell table:formula="of:=[.B2]*[.B6]"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.0092" calcext:value-type="float">
            <text:p>3.0092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Feet</text:p>
          </table:table-cell>
          <table:table-cell table:number-columns-repeated="4"/>
          <table:table-cell table:formula="of:=[.J3]*0.75" office:value-type="float" office:value="2.2569" calcext:value-type="float">
            <text:p>2.2569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float" office:value="20" calcext:value-type="float">
            <text:p>20</text:p>
          </table:table-cell>
          <table:table-cell table:formula="of:=[.B5]/32" office:value-type="float" office:value="0.625" calcext:value-type="float">
            <text:p>0.625</text:p>
          </table:table-cell>
          <table:table-cell office:value-type="float" office:value="3" calcext:value-type="float">
            <text:p>3</text:p>
          </table:table-cell>
          <table:table-cell table:formula="of:=[.D5]*3.28084" office:value-type="float" office:value="9.84252" calcext:value-type="float">
            <text:p>9.84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2" calcext:value-type="float">
            <text:p>32</text:p>
          </table:table-cell>
          <table:table-cell table:formula="of:=[.B6]/32" office:value-type="float" office:value="1" calcext:value-type="float">
            <text:p>1</text:p>
          </table:table-cell>
          <table:table-cell table:formula="of:=[.B6]*[.B$2]" office:value-type="float" office:value="4.8" calcext:value-type="float">
            <text:p>4.8</text:p>
          </table:table-cell>
          <table:table-cell table:formula="of:=[.D6]*3.28084" office:value-type="float" office:value="15.748032" calcext:value-type="float">
            <text:p>15.748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lbox</text:p>
          </table:table-cell>
          <table:table-cell office:value-type="float" office:value="29" calcext:value-type="float">
            <text:p>29</text:p>
          </table:table-cell>
          <table:table-cell table:formula="of:=[.B7]/32" office:value-type="float" office:value="0.90625" calcext:value-type="float">
            <text:p>0.90625</text:p>
          </table:table-cell>
          <table:table-cell table:formula="of:=[.B7]*[.B$2]" office:value-type="float" office:value="4.35" calcext:value-type="float">
            <text:p>4.35</text:p>
          </table:table-cell>
          <table:table-cell table:formula="of:=[.D7]*3.28084" office:value-type="float" office:value="14.271654" calcext:value-type="float">
            <text:p>14.271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32" calcext:value-type="float">
            <text:p>32</text:p>
          </table:table-cell>
          <table:table-cell table:formula="of:=[.B8]/32" office:value-type="float" office:value="1" calcext:value-type="float">
            <text:p>1</text:p>
          </table:table-cell>
          <table:table-cell table:formula="of:=[.B8]*[.B$2]" office:value-type="float" office:value="4.8" calcext:value-type="float">
            <text:p>4.8</text:p>
          </table:table-cell>
          <table:table-cell table:formula="of:=[.D8]*3.28084" office:value-type="float" office:value="15.748032" calcext:value-type="float">
            <text:p>15.748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0" calcext:value-type="float">
            <text:p>20</text:p>
          </table:table-cell>
          <table:table-cell table:formula="of:=[.B9]/32" office:value-type="float" office:value="0.625" calcext:value-type="float">
            <text:p>0.625</text:p>
          </table:table-cell>
          <table:table-cell table:formula="of:=[.B9]*[.B$2]" office:value-type="float" office:value="3" calcext:value-type="float">
            <text:p>3</text:p>
          </table:table-cell>
          <table:table-cell table:formula="of:=[.D9]*3.28084" office:value-type="float" office:value="9.84252" calcext:value-type="float">
            <text:p>9.84252</text:p>
          </table:table-cell>
          <table:table-cell/>
          <table:table-cell office:value-type="float" office:value="2.77779" calcext:value-type="float">
            <text:p>2.77779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]*[.B2]" office:value-type="float" office:value="0.4166685" calcext:value-type="float">
            <text:p>0.4166685</text:p>
          </table:table-cell>
          <table:table-cell table:formula="of:=[.H9]*[.B2]"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ters per second</text:p>
          </table:table-cell>
          <table:table-cell table:formula="of:=[.G10]*60" office:value-type="float" office:value="25.00011" calcext:value-type="float">
            <text:p>25.00011</text:p>
          </table:table-cell>
          <table:table-cell table:formula="of:=[.H10]*60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ph</text:p>
          </table:table-cell>
          <table:table-cell table:formula="of:=[.G11]*60*60/1000" office:value-type="float" office:value="90.000396" calcext:value-type="float">
            <text:p>90.000396</text:p>
          </table:table-cell>
          <table:table-cell table:formula="of:=[.H11]*60*60/1000" office:value-type="float" office:value="0.324" calcext:value-type="float">
            <text:p>0.3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/>
          <table:table-cell table:formula="of:=[.F14]*1000/60/60/60/[.B2]" office:value-type="float" office:value="2.77777777777778" calcext:value-type="float">
            <text:p>2.777777777777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Kph</text:p>
          </table:table-cell>
          <table:table-cell office:value-type="string" calcext:value-type="string">
            <text:p>Miles per Hour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]*0.3" office:value-type="float" office:value="27" calcext:value-type="float">
            <text:p>27</text:p>
          </table:table-cell>
          <table:table-cell table:formula="of:=[.E17]*0.6213712" office:value-type="float" office:value="16.7770224" calcext:value-type="float">
            <text:p>16.77702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]*0.45" office:value-type="float" office:value="40.5" calcext:value-type="float">
            <text:p>40.5</text:p>
          </table:table-cell>
          <table:table-cell table:formula="of:=[.E18]*0.6213712" office:value-type="float" office:value="25.1655336" calcext:value-type="float">
            <text:p>25.165533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]*0.8" office:value-type="float" office:value="72" calcext:value-type="float">
            <text:p>72</text:p>
          </table:table-cell>
          <table:table-cell table:formula="of:=[.E19]*0.6213712" office:value-type="float" office:value="44.7387264" calcext:value-type="float">
            <text:p>44.73872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E20]*0.6213712" office:value-type="float" office:value="55.923408" calcext:value-type="float">
            <text:p>55.9234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4:56:36.637000000</meta:creation-date>
    <dc:date>2021-05-25T16:52:21.554000000</dc:date>
    <meta:editing-duration>PT3M13S</meta:editing-duration>
    <meta:editing-cycles>3</meta:editing-cycles>
    <meta:generator>LibreOffice/7.0.4.2$Windows_X86_64 LibreOffice_project/dcf040e67528d9187c66b2379df5ea4407429775</meta:generator>
    <meta:document-statistic meta:table-count="1" meta:cell-count="59" meta:object-count="0"/>
  </office:meta>
</office:document-meta>
</file>